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1in"/>
    </style:style>
    <style:style style:name="co3" style:family="table-column">
      <style:table-column-properties fo:break-before="auto" style:column-width="1.481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ext-properties fo:font-weight="bold" style:font-weight-asian="bold" style:font-weight-complex="bold"/>
    </style:style>
    <style:style style:name="ce3" style:family="table-cell" style:parent-style-name="Default" style:data-style-name="N126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3" table:default-cell-style-name="ce5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i</text:p>
          </table:table-cell>
          <table:table-cell table:style-name="ce2" office:value-type="string">
            <text:p>Torppa</text:p>
          </table:table-cell>
          <table:table-cell table:style-name="ce1" office:value-type="string">
            <text:p>Syntypaikka</text:p>
          </table:table-cell>
          <table:table-cell table:style-name="ce4" office:value-type="string">
            <text:p>Lapset</text:p>
          </table:table-cell>
          <table:table-cell table:style-name="ce1" table:number-columns-repeated="1017"/>
        </table:table-row>
        <table:table-row table:style-name="ro4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date" office:date-value="1878-03-01">
            <text:p>01.03.1878</text:p>
          </table:table-cell>
          <table:table-cell office:value-type="string">
            <text:p>Torppa-1</text:p>
          </table:table-cell>
          <table:table-cell office:value-type="string">
            <text:p>Jokioinen</text:p>
          </table:table-cell>
          <table:table-cell table:number-columns-repeated="1018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 Eliasson</text:p>
          </table:table-cell>
          <table:table-cell office:value-type="string">
            <text:p>Hiitilä</text:p>
          </table:table-cell>
          <table:table-cell office:value-type="date" office:date-value="1806-08-01">
            <text:p>01.08.1806</text:p>
          </table:table-cell>
          <table:table-cell/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date" office:date-value="1813-10-26">
            <text:p>26.10.1813</text:p>
          </table:table-cell>
          <table:table-cell/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 office:value-type="date" office:date-value="1782-04-09">
            <text:p>09.04.1782</text:p>
          </table:table-cell>
          <table:table-cell/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12/28/2015</text:date>, <text:time>15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5-12-28T15:42:00</dc:date>
    <meta:editing-cycles>12</meta:editing-cycles>
    <meta:editing-duration>PT3H51M28S</meta:editing-duration>
    <meta:generator>OpenOffice/4.1.1$Unix OpenOffice.org_project/411m6$Build-9775</meta:generator>
    <meta:document-statistic meta:table-count="2" meta:cell-count="29" meta:object-count="0"/>
  </office:meta>
</office:document-meta>
</file>